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24pt" style:font-size-asian="24pt" style:font-size-complex="24pt"/>
    </style:style>
    <style:style style:name="P2" style:family="paragraph" style:parent-style-name="Text_20_body">
      <style:text-properties fo:font-size="24pt" fo:font-style="italic" style:font-size-asian="24pt" style:font-size-complex="24pt"/>
    </style:style>
    <style:style style:name="P3" style:family="paragraph" style:parent-style-name="Text_20_body">
      <style:text-properties fo:font-size="22pt" style:font-size-asian="22pt" style:font-size-complex="22pt"/>
    </style:style>
    <style:style style:name="P4" style:family="paragraph" style:parent-style-name="Text_20_body">
      <style:text-properties fo:font-size="22pt" fo:font-style="italic" style:font-size-asian="22pt" style:font-size-complex="22pt"/>
    </style:style>
    <style:style style:name="P5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left="0.688cm" fo:margin-right="0cm" fo:text-align="center" style:justify-single-word="false" fo:text-indent="-0.132cm" style:auto-text-indent="false">
        <style:tab-stops/>
      </style:paragraph-properties>
      <style:text-properties fo:font-size="26pt" fo:font-style="italic" style:text-underline-style="solid" style:text-underline-width="auto" style:text-underline-color="font-color" fo:font-weight="bold" style:font-size-asian="26pt" style:font-size-complex="26pt"/>
    </style:style>
    <style:style style:name="P7" style:family="paragraph" style:parent-style-name="Text_20_body" style:list-style-name="L1">
      <style:text-properties fo:font-size="22pt" style:font-size-asian="22pt" style:font-size-complex="22pt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6pt" fo:font-style="italic" fo:font-weight="bold" style:font-size-asian="26pt" style:font-weight-asian="bold" style:font-size-complex="2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normal" style:font-weight-asian="normal" style:font-weight-complex="normal"/>
    </style:style>
    <style:style style:name="T11" style:family="text">
      <style:text-properties fo:font-style="italic" officeooo:rsid="0015a7b9"/>
    </style:style>
    <style:style style:name="T1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ORIGNE-FOUILLARD</text:p>
      <text:p text:style-name="P6"><text:s/>VOLLEY-BALL</text:p>
      <text:p text:style-name="P5"><text:span text:style-name="T7">Dossier d’inscription</text:span> <text:span text:style-name="T7">Saison  2014-2015</text:span></text:p>
      <text:p text:style-name="P5"> </text:p>
      <text:list xml:id="list6955090098928033719" text:style-name="L1">
        <text:list-item>
          <text:p text:style-name="P7"><text:span text:style-name="T5">Certificat médical</text:span><text:span text:style-name="T9"> </text:span><text:span text:style-name="T7">:</text:span></text:p>
        </text:list-item>
        <text:list-item>
          <text:p text:style-name="P7"><text:span text:style-name="T7">1/ pour les </text:span><text:span text:style-name="T8">Jeunes</text:span>: <text:span text:style-name="T7">Utiliser systématiquement </text:span><text:span text:style-name="T8">Fiche médicale </text:span><text:span text:style-name="T9">A</text:span> <text:s text:c="2"/><text:span text:style-name="T7">jointe au dossier, faire préciser par le médecin </text:span><text:span text:style-name="T12">« apte simple surclassement »</text:span></text:p>
        </text:list-item>
        <text:list-item>
          <text:p text:style-name="P7"><text:span text:style-name="T7">2/Pour les </text:span><text:span text:style-name="T8">Seniors : </text:span><text:span text:style-name="T10">utiliser</text:span><text:span text:style-name="T7"> <text:s/></text:span><text:span text:style-name="T8">Fiche médicale </text:span><text:span text:style-name="T9">A <text:s/></text:span><text:span text:style-name="T10">ou</text:span><text:span text:style-name="T9"> Fiche médicale Senior + </text:span><text:span text:style-name="T10">(à partir de 35 ans ) </text:span><text:span text:style-name="T6"> </text:span></text:p>
        </text:list-item>
      </text:list>
      <text:p text:style-name="P4"><text:s text:c="3"/>-<text:span text:style-name="T4">Demande adhésion FFVB</text:span> <text:span text:style-name="T3">dûment signée</text:span></text:p>
      <text:p text:style-name="P3"><text:s text:c="2"/> - <text:span text:style-name="T1">Photocopie Pièce d'identité </text:span><text:span text:style-name="T2"><text:s/>( CNI , Passeport) s'il s'agit d'une première licence au club de Thorigné-Fd</text:span></text:p>
      <text:p text:style-name="P3"><text:span text:style-name="T2">- </text:span><text:span text:style-name="T1">Autorisation Parentale</text:span><text:span text:style-name="T2"> pour les 12 à 18ans</text:span></text:p>
      <text:p text:style-name="P3"><text:span text:style-name="T7">-</text:span><text:span text:style-name="T5">Fiche de renseignements</text:span><text:span text:style-name="T7"> « pour les Mineurs signature des Parents impérative »</text:span></text:p>
      <text:p text:style-name="P3"><text:span text:style-name="T7"><text:s text:c="2"/></text:span><text:s/> <text:span text:style-name="T7">-</text:span><text:span text:style-name="T5">1 Photo d’identité</text:span></text:p>
      <text:p text:style-name="P3">  <text:span text:style-name="T7">-</text:span><text:span text:style-name="T5">1  Chèque</text:span><text:span text:style-name="T9"> </text:span><text:span text:style-name="T10">de </text:span><text:span text:style-name="T7">: 85€  Benjamins à Espoir 1995                      <text:tab/> <text:tab/> <text:s text:c="2"/>124€ Seniors</text:span></text:p>
      <text:p text:style-name="P1">                      <text:tab/> <text:s/><text:span text:style-name="T7">106€  Compétlib</text:span> </text:p>
      <text:p text:style-name="P2">Pj : règlement intérieur T.F.V.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arc LAURENT</meta:initial-creator>
    <meta:creation-date>2012-06-19T18:00:00.48</meta:creation-date>
    <meta:printed-by>Jean-Marc LAURENT</meta:printed-by>
    <meta:print-date>2014-06-15T22:03:50.98</meta:print-date>
    <dc:date>2015-02-05T10:20:38.804219848</dc:date>
    <meta:editing-duration>PT42M47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116" meta:character-count="788" meta:non-whitespace-character-count="611"/>
  </office:meta>
</office:document-meta>
</file>